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30_09-12-0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30_03-40-05_000.jpg</text:p>
          </table:table-cell>
          <table:table-cell table:style-name="ce26" office:value-type="string">
            <text:p>:m :PHOTO 寝た時刻 / 2023 / オナニー、未了、duration=1.5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未了、duration=1.5時間ぐらい,other=~">
            <text:p>:m :PHOTO 寝た時刻 / 2023 / オナニー、未了、duration=1.5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30_09-46-48_000.jpg</text:p>
          </table:table-cell>
          <table:table-cell table:style-name="ce26" office:value-type="string">
            <text:p>:m :th,mysl / topic=~ / content=仁斎を耽読し、論孟を熟読する。物理・化学も同じ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:th,mysl / topic=~ / content=仁斎を耽読し、論孟を熟読する。物理・化学も同じ,id=~,other=~ / lang=ja">
            <text:p>:m :th,mysl / topic=~ / content=仁斎を耽読し、論孟を熟読する。物理・化学も同じ,id=~,other=~ / lang=ja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 office:value-type="string">
            <text:p>2023-03-29_21-06-0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30_13-03-5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6" table:formula="of:=IF([.E6]=&quot;&quot;;[.C8];CONCATENATE([.C8];&quot; / &quot;;[.E6]))" office:value-type="string" office:string-value=":tome / (lang=ja) / topic=~ / content=乙、甲、大甲。のぼる程に、筋肉、力を抜く。">
            <text:p>:tome / (lang=ja) / topic=~ / content=乙、甲、大甲。のぼる程に、筋肉、力を抜く。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30_09-34-1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30_09-47-01_000.jpg</text:p>
          </table:table-cell>
          <table:table-cell table:style-name="ce26" office:value-type="string">
            <text:p>:tome / (lang=ja) / topic=~ / content=乙、甲、大甲。のぼる程に、筋肉、力を抜く。</text:p>
          </table:table-cell>
          <table:table-cell table:style-name="ce27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tome / (lang=ja) / topic=~ / content=乙、甲、大甲。のぼる程に、筋肉、力を抜く。">
            <text:p>:tome / (lang=ja) / topic=~ / content=乙、甲、大甲。のぼる程に、筋肉、力を抜く。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3-30_09-57-02_000.jpg</text:p>
          </table:table-cell>
          <table:table-cell table:style-name="ce26" office:value-type="string">
            <text:p>:m :th,mysl / topic=~ / content=「バカ」という形容詞。「りこうバカ」、名付ける。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m :th,mysl / topic=~ / content=「バカ」という形容詞。「りこうバカ」、名付ける。,id=~,other=~ / lang=ja">
            <text:p>:m :th,mysl / topic=~ / content=「バカ」という形容詞。「りこうバカ」、名付ける。,id=~,other=~ / lang=ja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3-30_11-54-56_000.jpg</text:p>
          </table:table-cell>
          <table:table-cell table:style-name="ce26" office:value-type="string">
            <text:p>:m 1*1 RES / JVEMV6 64#250_amemiya / 『田中正造の人と生涯』 著者=雨宮義人,校注=~ / p.47 / w=県令：三島,topic=,publisher=~,other=QQQ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30_15-08-27_000.jpg</text:p>
          </table:table-cell>
          <table:table-cell table:style-name="ce26" office:value-type="string">
            <text:p>:m #*# RES / JVEMV6 64#257_chokkan_kaminaga / 『直感を裏切る数学』 著者=神永正博,校注=~ / p.33 / w=~,topic=,publisher=~,other=calc+:ガンの人、他 / N+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#*# RES / JVEMV6 64#257_chokkan_kaminaga / 『直感を裏切る数学』 著者=神永正博,校注=~ / p.33 / w=~,topic=,publisher=~,other=calc+:ガンの人、他 / N+">
            <text:p>:m #*# RES / JVEMV6 64#257_chokkan_kaminaga / 『直感を裏切る数学』 著者=神永正博,校注=~ / p.33 / w=~,topic=,publisher=~,other=calc+:ガンの人、他 / N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3-30_16-37-53_000.jpg</text:p>
          </table:table-cell>
          <table:table-cell table:style-name="ce26" office:value-type="string">
            <text:p>:m #*# RES / JVEMV6 64#261_fukuzawa_sugita / 『福沢諭吉　朝鮮・中国・台湾論集』 著者=杉田聡、編,校注=~ / p.?? / w=~,topic=甲申事変；「脱亜論」；漢城条約；壬午政変,publisher=~,other=tl+:ペリー来航～日米和親条約；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m #*# RES / JVEMV6 64#261_fukuzawa_sugita / 『福沢諭吉　朝鮮・中国・台湾論集』 著者=杉田聡、編,校注=~ / p.?? / w=~,topic=甲申事変；「脱亜論」；漢城条約；壬午政変,publisher=~,other=tl+:ペリー来航～日米和親条約；">
            <text:p>:m #*# RES / JVEMV6 64#261_fukuzawa_sugita / 『福沢諭吉　朝鮮・中国・台湾論集』 著者=杉田聡、編,校注=~ / p.?? / w=~,topic=甲申事変；「脱亜論」；漢城条約；壬午政変,publisher=~,other=tl+:ペリー来航～日米和親条約；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1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1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1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1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0">2023/03/30</text:date>, <text:time>17:2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30T17:27:12.17</dc:date>
    <dc:creator>iwabuchi ken</dc:creator>
    <meta:editing-duration>P55DT9H43M51S</meta:editing-duration>
    <meta:editing-cycles>17913</meta:editing-cycles>
    <meta:document-statistic meta:table-count="2" meta:cell-count="921" meta:object-count="0"/>
    <meta:user-defined meta:name="qrichtext">1</meta:user-defined>
  </office:meta>
</office:document-meta>
</file>